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2.C1" style:family="table-cell">
      <style:table-cell-properties fo:border="0.002cm solid #000000" fo:background-color="#e6e6e6" fo:padding="0.097cm">
        <style:background-image/>
      </style:table-cell-properties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section text:style-name="Sect1" text:name="Section1">
        <text:h text:outline-level="1" text:style-name="Heading_20_1">Tableau group1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A2">
              <text:p text:style-name="P2">P1 first name</text:p>
            </table:table-cell>
            <table:table-cell office:value-type="string" table:style-name="Tableau2.A2">
              <text:p text:style-name="P2">P1 last name</text:p>
            </table:table-cell>
            <table:table-cell office:value-type="string" table:style-name="Tableau2.C2">
              <text:p text:style-name="P2">P1 address</text:p>
            </table:table-cell>
          </table:table-row>
          <table:table-row>
            <table:table-cell office:value-type="string" table:style-name="Tableau2.A2">
              <text:p text:style-name="P2">P2 first name</text:p>
            </table:table-cell>
            <table:table-cell office:value-type="string" table:style-name="Tableau2.A2">
              <text:p text:style-name="P2">P2 last name</text:p>
            </table:table-cell>
            <table:table-cell office:value-type="string" table:style-name="Tableau2.C2">
              <text:p text:style-name="P2">P2 address</text:p>
            </table:table-cell>
          </table:table-row>
          <table:table-row>
            <table:table-cell office:value-type="string" table:style-name="Tableau2.A2">
              <text:p text:style-name="P2">P3 first name</text:p>
            </table:table-cell>
            <table:table-cell office:value-type="string" table:style-name="Tableau2.A2">
              <text:p text:style-name="P2">P3 last name</text:p>
            </table:table-cell>
            <table:table-cell office:value-type="string" table:style-name="Tableau2.C2">
              <text:p text:style-name="P2">P3 address</text:p>
            </table:table-cell>
          </table:table-row>
        </table:table>
      </text:section>
      <text:section text:style-name="Sect1" text:name="Section1">
        <text:h text:outline-level="1" text:style-name="Heading_20_1">Tableau group2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A2">
              <text:p text:style-name="P2">RA first name</text:p>
            </table:table-cell>
            <table:table-cell office:value-type="string" table:style-name="Tableau2.A2">
              <text:p text:style-name="P2">RA last name</text:p>
            </table:table-cell>
            <table:table-cell office:value-type="string" table:style-name="Tableau2.C2">
              <text:p text:style-name="P2">RA address</text:p>
            </table:table-cell>
          </table:table-row>
          <table:table-row>
            <table:table-cell office:value-type="string" table:style-name="Tableau2.A2">
              <text:p text:style-name="P2">RB first name</text:p>
            </table:table-cell>
            <table:table-cell office:value-type="string" table:style-name="Tableau2.A2">
              <text:p text:style-name="P2">RB last name</text:p>
            </table:table-cell>
            <table:table-cell office:value-type="string" table:style-name="Tableau2.C2">
              <text:p text:style-name="P2">RB address</text:p>
            </table:table-cell>
          </table:table-row>
        </table:table>
      </text:section>
      <text:section text:style-name="Sect1" text:name="Section1">
        <text:h text:outline-level="1" text:style-name="Heading_20_1">Tableau toto</text:h>
        <text:p text:style-name="Standard">This group does not contain any person.</text:p>
      </text:section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5T07:30:48</dc:date>
    <dc:language>fr-BE</dc:language>
    <meta:editing-cycles>13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17" meta:character-count="117"/>
  </office:meta>
</office:document-meta>
</file>